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Liberation Serif" officeooo:rsid="000bcafc" officeooo:paragraph-rsid="000bcafc" style:font-size-asian="10.5pt"/>
    </style:style>
    <style:style style:name="P2" style:family="paragraph" style:parent-style-name="Standard">
      <style:text-properties style:font-name="pLiberation Serif" officeooo:rsid="000cea3a" officeooo:paragraph-rsid="000cea3a" style:font-size-asian="10.5pt"/>
    </style:style>
    <style:style style:name="P3" style:family="paragraph" style:parent-style-name="Text_20_body">
      <style:text-properties officeooo:rsid="000cea3a" officeooo:paragraph-rsid="000cea3a"/>
    </style:style>
    <style:style style:name="P4" style:family="paragraph" style:parent-style-name="Standard" style:list-style-name="L2">
      <style:text-properties style:font-name="pLiberation Serif" officeooo:rsid="000cea3a" officeooo:paragraph-rsid="000cea3a" style:font-size-asian="10.5pt"/>
    </style:style>
    <style:style style:name="P5" style:family="paragraph" style:parent-style-name="Standard" style:list-style-name="L2">
      <style:text-properties style:font-name="pLiberation Serif" officeooo:rsid="000e6327" officeooo:paragraph-rsid="000e6327" style:font-size-asian="10.5pt"/>
    </style:style>
    <style:style style:name="P6" style:family="paragraph" style:parent-style-name="Text_20_body" style:list-style-name="L1">
      <style:text-properties officeooo:rsid="000b416d" officeooo:paragraph-rsid="000cea3a"/>
    </style:style>
    <style:style style:name="P7" style:family="paragraph" style:parent-style-name="Text_20_body" style:list-style-name="L1">
      <style:text-properties officeooo:rsid="000cea3a" officeooo:paragraph-rsid="000cea3a"/>
    </style:style>
    <style:style style:name="T1" style:family="text">
      <style:text-properties officeooo:rsid="000cea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list xml:id="list4995781812683835166" text:style-name="L1">
        <text:list-item>
          <text:p text:style-name="P6">Scen<text:span text:style-name="T1">a</text:span>riusze użycia</text:p>
        </text:list-item>
        <text:list-item>
          <text:p text:style-name="P6">Potrzeby</text:p>
        </text:list-item>
        <text:list-item>
          <text:p text:style-name="P6">Historyjki użytkownik<text:span text:style-name="T1">a</text:span></text:p>
        </text:list-item>
        <text:list-item>
          <text:p text:style-name="P7">Przypadki użycia dla tej potrzeby</text:p>
        </text:list-item>
      </text:list>
      <text:p text:style-name="P3"/>
      <text:p text:style-name="P1">1. Pan Jan chciałby podnieść swoje kwalifikacje i zapisać się na szkolenie IT. Słyszał o prowadzonych kursach przez PJATK i chciałby się dowiedzieć czy mógłby znaleźć coś dla siebie. Interesuje go zakres takiego kursu, ilość godzin oraz cena.</text:p>
      <text:p text:style-name="P1"/>
      <text:p text:style-name="P1">2. <text:span text:style-name="T1">Uzyskanie informacji o prowadzonych kursach</text:span></text:p>
      <text:p text:style-name="P1"/>
      <text:p text:style-name="P2">3. Jako potencjalny klient chciałbym sprawdzić listę proponowanych kursów, ich zakres oraz cenę</text:p>
      <text:p text:style-name="P2"/>
      <text:p text:style-name="P2">4.</text:p>
      <text:list xml:id="list5321745852344846237" text:style-name="L2">
        <text:list-item>
          <text:p text:style-name="P4">przeglądanie listy kursów</text:p>
        </text:list-item>
        <text:list-item>
          <text:p text:style-name="P4">filtrowanie listy kursów</text:p>
        </text:list-item>
        <text:list-item>
          <text:p text:style-name="P4">przeglądanie szczegółowych informacji o kursie</text:p>
        </text:list-item>
        <text:list-item>
          <text:p text:style-name="P5">przeglądanie kursów archiwalnych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25:23.662659832</meta:creation-date>
    <dc:date>2017-12-06T16:09:33.152718270</dc:date>
    <meta:editing-duration>PT10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90" meta:character-count="605" meta:non-whitespace-character-count="535"/>
  </office:meta>
</office:document-meta>
</file>